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34.09mm" svg:height="70.12mm" svg:x="1.93mm" svg:y="31.08mm">
            <draw:object draw:notify-on-update-of-ranges="Folha1.B2:Folha1.B6 Folha1.A2:Folha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3:27:29.594439466</meta:creation-date>
    <dc:date>2018-11-27T23:37:21.836488035</dc:date>
    <meta:editing-duration>PT9M53S</meta:editing-duration>
    <meta:editing-cycles>1</meta:editing-cycles>
    <meta:document-statistic meta:table-count="1" meta:cell-count="12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cm" svg:height="7.013cm" xlink:href=".." xlink:type="simple" chart:class="chart:scatter" chart:column-mapping="1 0" chart:style-name="ch1">
        <chart:title svg:x="5.907cm" svg:y="0.276cm" chart:style-name="ch2">
          <text:p>Parte 3</text:p>
        </chart:title>
        <chart:legend chart:legend-position="end" svg:x="9.42cm" svg:y="2.958cm" style:legend-expansion="high" chart:style-name="ch3"/>
        <chart:plot-area chart:style-name="ch4" table:cell-range-address="Folha1.A2:Folha1.B6" svg:x="1.279cm" svg:y="1.195cm" svg:width="7.873cm" svg:height="4.697cm">
          <chartooo:coordinate-region svg:x="1.715cm" svg:y="1.395cm" svg:width="7.343cm" svg:height="3.85cm"/>
          <chart:axis chart:dimension="x" chart:name="primary-x" chart:style-name="ch5">
            <chart:title svg:x="5.118cm" svg:y="6.032cm" chart:style-name="ch6">
              <text:p>I</text:p>
            </chart:title>
          </chart:axis>
          <chart:axis chart:dimension="y" chart:name="primary-y" chart:style-name="ch5">
            <chart:title svg:x="0.451cm" svg:y="3.706cm" chart:style-name="ch7">
              <text:p>V</text:p>
            </chart:title>
            <chart:grid chart:style-name="ch8" chart:class="major"/>
          </chart:axis>
          <chart:series chart:style-name="ch9" chart:values-cell-range-address="Folha1.A2:Folha1.A6" chart:class="chart:scatter">
            <chart:domain table:cell-range-address="Folha1.B2:Folha1.B6"/>
            <chart:regression-curve chart:style-name="ch10">
              <chart:equation chart:display-equation="true" chart:display-r-square="false" svg:x="2.349cm" svg:y="6.365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Folha1.B2:Folha1.B6</svg:desc>
                </draw:g>
              </table:table-cell>
              <table:table-cell office:value-type="float" office:value="1">
                <text:p>1</text:p>
                <draw:g>
                  <svg:desc>Folha1.A2:Folha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